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-Regular" svg:font-family="Lato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style:text-outline="false" style:font-name="Lato-Regular" fo:font-size="15pt" fo:letter-spacing="normal" style:letter-kerning="false" fo:background-color="#ffff00" style:font-size-asian="15pt"/>
    </style:style>
    <style:style style:name="P2" style:family="paragraph" style:parent-style-name="Standard">
      <style:text-properties fo:color="#006600" style:text-outline="false" style:font-name="Lato-Regular" fo:font-size="15pt" fo:letter-spacing="normal" style:letter-kerning="false" style:font-size-asian="15pt"/>
    </style:style>
    <style:style style:name="P3" style:family="paragraph" style:parent-style-name="Standard">
      <style:text-properties fo:color="#007826" style:text-outline="false" style:font-name="Lato-Regular" fo:font-size="15pt" fo:letter-spacing="normal" style:letter-kerning="false" style:font-size-asian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alvare stato su localStorage: se lo store è vuoto, caricare i default, altrimenti caricare SOLO da store ?</text:p>
      <text:p text:style-name="P3">- Aggiungere categorie fisse e filtrare su di esse</text:p>
      <text:p text:style-name="P3">- Calcola totale: usando State e pensare a soluzione per aggiornare valore totale</text:p>
      <text:p text:style-name="P3">- Non usiamo i ref ma aggiorniamo lo stato del componente usando onChange + setState</text:p>
      <text:p text:style-name="P2">- Cercare input di per calendario</text:p>
      <text:p text:style-name="P3">- la ricerca deve funzionare anche per stringhe del tipo "acquist" e trovata "acquisto macchina", "sapone acquistato" ecc. -&gt; regexp</text:p>
      <text:p text:style-name="P2">- usare let e const dove possibile</text:p>
      <text:p text:style-name="P1">- due curve (in e out) e grafico a torta out (diviso per categorie) <text:s/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-Regular" svg:font-family="Lato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1:58:51.572271000</meta:creation-date>
    <dc:date>2016-06-21T15:30:39.133550000</dc:date>
    <meta:editing-duration>PT2H20M5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8" meta:word-count="104" meta:character-count="593" meta:non-whitespace-character-count="496"/>
  </office:meta>
</office:document-meta>
</file>